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1688" calcext:value-type="float">
            <text:p>57.7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3632" calcext:value-type="float">
            <text:p>57.2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8896" calcext:value-type="float">
            <text:p>56.6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4536" calcext:value-type="float">
            <text:p>56.1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301</text:p>
          </table:table-cell>
          <table:table-cell office:value-type="string" calcext:value-type="string">
            <text:p>TWDB:1032301</text:p>
          </table:table-cell>
          <table:table-cell office:value-type="string" calcext:value-type="string">
            <text:p>196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